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56cm" fo:min-width="6.506cm"/>
    </style:style>
    <style:style style:name="gr2" style:family="graphic" style:parent-style-name="standard">
      <style:graphic-properties draw:fill-color="#aa55a1" draw:textarea-horizontal-align="justify" draw:textarea-vertical-align="middle" draw:auto-grow-height="false" fo:min-height="5.588cm" fo:min-width="5.338cm"/>
    </style:style>
    <style:style style:name="gr3" style:family="graphic" style:parent-style-name="standard">
      <style:graphic-properties draw:textarea-horizontal-align="justify" draw:textarea-vertical-align="middle" draw:auto-grow-height="false" fo:min-height="4.511cm" fo:min-width="4.261cm"/>
    </style:style>
    <style:style style:name="gr4" style:family="graphic" style:parent-style-name="standard">
      <style:graphic-properties draw:fill-color="#aa55a1" draw:textarea-horizontal-align="justify" draw:textarea-vertical-align="middle" draw:auto-grow-height="false" fo:min-height="3.613cm" fo:min-width="3.363cm"/>
    </style:style>
    <style:style style:name="gr5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6" style:family="graphic" style:parent-style-name="standard">
      <style:graphic-properties draw:fill-color="#8f187c" draw:textarea-horizontal-align="justify" draw:textarea-vertical-align="middle" draw:auto-grow-height="false" fo:min-height="0.919cm" fo:min-width="0.669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913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8.009cm"/>
    </style:style>
    <style:style style:name="gr9" style:family="graphic" style:parent-style-name="standard">
      <style:graphic-properties svg:stroke-width="0.035cm" svg:stroke-color="#000000" draw:marker-start-width="0.252cm" draw:marker-end="Rounded_20_large_20_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4.594cm"/>
    </style:style>
    <style:style style:name="gr11" style:family="graphic" style:parent-style-name="objectwithoutfill">
      <style:graphic-properties svg:stroke-width="0.035cm" draw:marker-start-width="0.252cm" draw:marker-end="Rounded_20_large_20_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106cm" draw:marker-start-width="0.359cm" draw:marker-end="Rounded_20_large_20_Arrow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="Rounded_20_large_20_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draw:marker-start="" draw:marker-start-width="0.359cm" draw:marker-end="Rounded_20_large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aa55a1"/>
      <style:paragraph-properties fo:text-align="center"/>
    </style:style>
    <style:style style:name="P3" style:family="paragraph">
      <loext:graphic-properties draw:fill-color="#8f187c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906cm" svg:height="9.906cm" svg:x="-12.526cm" svg:y="6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254cm" svg:height="8.254cm" svg:x="-11.7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731cm" svg:height="6.731cm" svg:x="-10.938cm" svg:y="7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461cm" svg:height="5.461cm" svg:x="-10.303cm" svg:y="8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3.81cm" svg:x="-9.478cm" svg:y="9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51cm" svg:height="1.651cm" svg:x="-8.398cm" svg:y="10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2.413cm" svg:height="1.524cm" svg:x="-12.97cm" svg:y="2.905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8.509cm" svg:height="1.524cm" svg:x="-6.62cm" svg:y="18.272cm">
          <text:p text:style-name="P1">Database / Event Queue </text:p>
          <text:p text:style-name="P1">/ External 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-11.764cm" svg:y1="4.429cm" svg:x2="-7.573cm" svg:y2="6.124cm" draw:start-shape="id1" draw:end-shape="id2" draw:end-glue-point="4" svg:d="M-11764 4429v848h4191v847" svg:viewBox="0 0 4192 1696">
          <text:p/>
        </draw:connector>
        <draw:connector draw:style-name="gr9" draw:text-style-name="P1" draw:layer="layout" svg:x1="-7.573cm" svg:y1="16.03cm" svg:x2="-2.366cm" svg:y2="18.272cm" draw:start-shape="id2" draw:start-glue-point="8" draw:end-shape="id3" svg:d="M-7573 16030v1122h5207v1120" svg:viewBox="0 0 5208 2243">
          <text:p/>
        </draw:connector>
        <draw:custom-shape draw:style-name="gr1" draw:text-style-name="P1" draw:layer="layout" svg:width="9.906cm" svg:height="9.906cm" svg:x="11.042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254cm" svg:height="8.254cm" svg:x="11.868cm" svg:y="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731cm" svg:height="6.731cm" svg:x="12.63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461cm" svg:height="5.461cm" svg:x="13.265cm" svg:y="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3.81cm" svg:x="14.09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51cm" svg:height="1.651cm" svg:x="15.17cm" svg:y="9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094cm" svg:height="1.524cm" svg:x="13.192cm" svg:y="2.016cm">
          <text:p text:style-name="P1">GUI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.208cm" svg:y1="3.54cm" svg:x2="14.843cm" svg:y2="5.445cm">
          <text:p/>
        </draw:line>
        <draw:line draw:style-name="gr11" draw:text-style-name="P4" draw:layer="layout" svg:x1="16.621cm" svg:y1="5.445cm" svg:x2="17.51cm" svg:y2="3.54cm">
          <text:p/>
        </draw:line>
        <draw:line draw:style-name="gr12" draw:text-style-name="P4" draw:layer="layout" svg:x1="-15.525cm" svg:y1="2.916cm" svg:x2="-15.521cm" svg:y2="11.171cm">
          <text:p text:style-name="P1"><text:line-break/>Outside-In</text:p>
        </draw:line>
        <draw:line draw:style-name="gr13" draw:text-style-name="P4" draw:layer="layout" svg:x1="-15.508cm" svg:y1="11.39cm" svg:x2="-15.537cm" svg:y2="19.671cm">
          <text:p text:style-name="P1"><text:line-break/>Outside-In</text:p>
        </draw:line>
        <draw:line draw:style-name="gr12" draw:text-style-name="P4" draw:layer="layout" svg:x1="8.1cm" svg:y1="2.016cm" svg:x2="8.104cm" svg:y2="10.271cm">
          <text:p text:style-name="P1"><text:line-break/>Top Down</text:p>
        </draw:line>
        <draw:line draw:style-name="gr13" draw:text-style-name="P4" draw:layer="layout" svg:x1="9.337cm" svg:y1="1.991cm" svg:x2="9.341cm" svg:y2="10.246cm">
          <text:p text:style-name="P1"/>
          <text:p text:style-name="P1">Bottom Up</text:p>
        </draw:line>
        <draw:custom-shape draw:style-name="gr1" draw:text-style-name="P1" xml:id="id5" draw:id="id5" draw:layer="layout" svg:width="9.906cm" svg:height="9.906cm" svg:x="6.905cm" svg:y="2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254cm" svg:height="8.254cm" svg:x="7.731cm" svg:y="26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731cm" svg:height="6.731cm" svg:x="8.493cm" svg:y="2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461cm" svg:height="5.461cm" svg:x="9.128cm" svg:y="28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3.81cm" svg:x="9.953cm" svg:y="2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51cm" svg:height="1.651cm" svg:x="11.033cm" svg:y="30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2.413cm" svg:height="1.524cm" svg:x="6.461cm" svg:y="22.844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8.509cm" svg:height="1.524cm" svg:x="12.811cm" svg:y="38.211cm">
          <text:p text:style-name="P1">Database / Event Queue </text:p>
          <text:p text:style-name="P1">/ External 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7.667cm" svg:y1="24.368cm" svg:x2="11.858cm" svg:y2="26.063cm" draw:start-shape="id4" draw:end-shape="id5" draw:end-glue-point="4" svg:d="M7667 24368v848h4191v847" svg:viewBox="0 0 4192 1696">
          <text:p/>
        </draw:connector>
        <draw:connector draw:style-name="gr9" draw:text-style-name="P1" draw:layer="layout" svg:x1="11.858cm" svg:y1="35.969cm" svg:x2="17.065cm" svg:y2="38.211cm" draw:start-shape="id5" draw:start-glue-point="8" draw:end-shape="id6" svg:d="M11858 35969v1122h5207v1120" svg:viewBox="0 0 5208 2243">
          <text:p/>
        </draw:connector>
        <draw:line draw:style-name="gr13" draw:text-style-name="P4" draw:layer="layout" svg:x1="3.906cm" svg:y1="22.855cm" svg:x2="3.91cm" svg:y2="31.11cm">
          <text:p text:style-name="P1"><text:line-break/>Inside-Out</text:p>
        </draw:line>
        <draw:line draw:style-name="gr14" draw:text-style-name="P4" draw:layer="layout" svg:x1="3.923cm" svg:y1="31.329cm" svg:x2="3.894cm" svg:y2="39.61cm">
          <text:p text:style-name="P1"/>
          <text:p text:style-name="P1">Inside-Ou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11:29:02.801838647</meta:creation-date>
    <dc:date>2019-01-09T13:07:23.943400299</dc:date>
    <meta:editing-duration>PT44M32S</meta:editing-duration>
    <meta:editing-cycles>4</meta:editing-cycles>
    <meta:generator>LibreOffice/6.0.7.3$Linux_X86_64 LibreOffice_project/00m0$Build-3</meta:generator>
    <meta:document-statistic meta:object-count="35"/>
  </office:meta>
</office:document-meta>
</file>